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background-color="#ffff00" loext:char-shading-value="0"/>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fo:background-color="#ffff00" loext:char-shading-value="0"/>
    </style:style>
    <style:style style:name="T10" style:family="text">
      <style:text-properties fo:background-color="#ff3366"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LOG </text:p>
      <text:p text:style-name="P1"/>
      <text:p text:style-name="P1">Lachlan Stoney </text:p>
      <text:p text:style-name="P1">Work for Russell Drysdale </text:p>
      <text:p text:style-name="P1"/>
      <text:p text:style-name="Standard"/>
      <text:p text:style-name="Standard"/>
      <text:p text:style-name="Standard"/>
      <text:p text:style-name="P1">MUNDRABILLA <text:s/>DATA</text:p>
      <text:p text:style-name="Standard"/>
      <text:p text:style-name="Standard">Obtained daily and monthly rain data for mundrabilla (1901-2016) from: </text:p>
      <text:p text:style-name="Standard"/>
      <text:p text:style-name="Standard">http://www.bom.gov.au/jsp/ncc/cdio/weatherData/av?p_nccObsCode=139&amp;p_display_type=dataFile&amp;p_stn_num=011008 </text:p>
      <text:p text:style-name="Standard">stored in rus/nullabor/mundrabilla/ </text:p>
      <text:p text:style-name="Standard"/>
      <text:p text:style-name="Standard">3 files: daily, monthly1, monthly2 <text:s text:c="2"/>(not actually named like that). </text:p>
      <text:p text:style-name="Standard">data format = .csv </text:p>
      <text:p text:style-name="Standard">monthly 2 has a slightly different format (12 months per row, annual rainfall included). </text:p>
      <text:p text:style-name="Standard"/>
      <text:p text:style-name="Standard">stored in /rus/nullabor/mundrabilla/original_data/</text:p>
      <text:p text:style-name="Standard"/>
      <text:p text:style-name="Standard"/>
      <text:p text:style-name="Standard">Mundrabilla rainfall data has a GAP from 1971 to 1984, and some missing data in 2012 (January and 2012 total rainfall amount). </text:p>
      <text:p text:style-name="Standard">Overlap of two datasets: Jan1984-July2015. </text:p>
      <text:p text:style-name="Standard"/>
      <text:p text:style-name="Standard"/>
      <text:p text:style-name="Standard"/>
      <text:p text:style-name="P1">OPENING THE RAIN DATA</text:p>
      <text:p text:style-name="Standard"/>
      <text:p text:style-name="Standard">Matlab command csvread() only works on files with purely numerical data, but the BOM data has some text. </text:p>
      <text:p text:style-name="Standard"/>
      <text:p text:style-name="Standard">Wrote AWK script <text:span text:style-name="T1">rain_filter.sh</text:span> to send relevant .csv data (the important numerical stuff from 1984-2015) to new .dat files </text:p>
      <text:p text:style-name="Standard"/>
      <text:p text:style-name="Standard">Usage: "bash rain_filter.sh" <text:s text:c="2"/>(if script and .csv files are in the correct directories) </text:p>
      <text:p text:style-name="Standard"/>
      <text:p text:style-name="Standard">Currently this script creates .dat files in <text:s text:c="3"/>/rus/nullabor/mundrabilla/filtered_data/</text:p>
      <text:p text:style-name="Standard">i.e. one file for January rainfall, Feb rainfall, yearly rainfall, yearly rainfall etc. </text:p>
      <text:p text:style-name="Standard"/>
      <text:p text:style-name="Standard">Wrote a line in this script to add an entry for Jan 2012 (with missing data). Otherwise there is a gap. </text:p>
      <text:p text:style-name="Standard">Configure this script to filter for particular months, etc. </text:p>
      <text:p text:style-name="Standard">Plan to use this script to select only summer rainfall days with <text:s/>&gt; 5mm. </text:p>
      <text:p text:style-name="Standard"/>
      <text:p text:style-name="Standard">Wrote matlab script<text:span text:style-name="T1"> read_rain_data.m </text:span>to read the new .dat files , test some plots etc. Basic.</text:p>
      <text:p text:style-name="Standard"/>
      <text:p text:style-name="Standard"/>
      <text:p text:style-name="Standard"/>
      <text:p text:style-name="Standard"/>
      <text:p text:style-name="Standard"/>
      <text:p text:style-name="Standard"><text:soft-page-break/></text:p>
      <text:p text:style-name="P1">NCEP DATA</text:p>
      <text:p text:style-name="P1"/>
      <text:p text:style-name="Standard">NCEP data downloaded from http://www.esrl.noaa.gov/psd/data/gridded/data.ncep.reanalysis2.html </text:p>
      <text:p text:style-name="Standard">stored at: rus/ncep </text:p>
      <text:p text:style-name="Standard">variables: MLSP,skin temp. </text:p>
      <text:p text:style-name="Standard">NCEP data spans Jan 1979 - July 2015 </text:p>
      <text:p text:style-name="Standard"/>
      <text:p text:style-name="Standard">Land values were masked for the skin temperature data. Missing value attribute added to the SST and MSLP files. See the command history with: “ncdump -h /rus/ncep/SST/SST.nc “</text:p>
      <text:p text:style-name="Standard"/>
      <text:p text:style-name="Standard">created monthly,yearly,seasonal data with the script <text:span text:style-name="T1">reformat_field.sh </text:span><text:span text:style-name="T2"><text:s/></text:span><text:span text:style-name="T2">(done on abyss)</text:span></text:p>
      <text:p text:style-name="Standard">This calls other scripts: month.sh, year.sh,summer.sh,winter.sh </text:p>
      <text:p text:style-name="Standard"/>
      <text:p text:style-name="Standard">Example: <text:s/>“bash reformat_field.sh SST.nc” creates one SST file for each month (i.e. every january from 1984-2015 is in the january file), and for summer, <text:span text:style-name="T10">winter</text:span>, and yearly. The new files may have different lengths, since there may be 37 Januaries in the data set but only 36 Decembers. </text:p>
      <text:p text:style-name="Standard">These reformatted ncep data files are located in /rus/ncep/SST_ncep/ <text:s text:c="3"/>and <text:s text:c="2"/>/rus/ncep/MSLP_ncep</text:p>
      <text:p text:style-name="Standard"/>
      <text:p text:style-name="Standard"/>
      <text:p text:style-name="P1">CORRELATIONS</text:p>
      <text:p text:style-name="Standard"/>
      <text:p text:style-name="Standard">Wrote matlab function s<text:span text:style-name="T1">patial_correlation.m </text:span></text:p>
      <text:p text:style-name="Standard">Accepts one rain fall file (i.e. from /rus/nullabor/mundrabilla/filtered_data/ ) and one renanalysis file (e.g. from /rus/ncep/SST/). Both need to have same number of time steps. The code needs to be modified a little, depending on which ncep data is being read (change variables 'lines' and 'P').</text:p>
      <text:p text:style-name="Standard"/>
      <text:p text:style-name="Standard">Usage: spatial_correlation(rainfile,ncepfile,type,ncepvariable) </text:p>
      <text:p text:style-name="Standard"/>
      <text:p text:style-name="Standard">This function will spit out a correlation field for the mundrabilla rainfall time series vs the gridded data. Currently the plots only show the correlation values that are statistically significant. </text:p>
      <text:p text:style-name="Standard">The code can be configured to adjust the nature of the correlation calculation. e.g. detrending the data, first difference calculations, Pearson's correlation vs Rank correlation (<text:span text:style-name="T4">soon to come</text:span>), statistical significance.</text:p>
      <text:p text:style-name="Standard"/>
      <text:p text:style-name="Standard">spatial_correlation.m uses the plotting routines in m_map (downloaded from <text:a xlink:type="simple" xlink:href="https://www.eoas.ubc.ca/~rich/map.html">https://www.eoas.ubc.ca/~rich/map.html</text:a> and stored in rus/m_map). Had some trouble with m_map only showing contour data for positive longitudes. Not a problem if you focus on Australian region.</text:p>
      <text:p text:style-name="Standard"/>
      <text:p text:style-name="Standard"/>
      <text:p text:style-name="Standard">NOTE: Currently using the Pearson correlation coefficient, after detrending and performing 1<text:span text:style-name="T3">st</text:span> differencing on both data sets and ignoring missing values. <text:span text:style-name="T4">Have not taken autocorrelation into account </text:span><text:span text:style-name="T4">yet</text:span><text:span text:style-name="T4">. </text:span>Not seeing much statistically significant correlation. Just as many “significant” correlations near Australia than there are very far away. Suggests that noise is dominating. Performing MANY tests: each grid point, time frame, variable, etc. <text:span text:style-name="T4">The odds of signif</text:span><text:span text:style-name="T4">i</text:span><text:span text:style-name="T4">cant correlations showing up by chance are very large.</text:span></text:p>
      <text:p text:style-name="Standard">Some preliminary plots in /rus/nullabor/plots/ <text:s text:c="2"/>...compared these with similar plots using the NINO3.4 index instead of the mundrabilla rain record. This gives the expected ENSO pattern with high and significant correlations. See plots labelled 'nino_test.png' etc.</text:p>
      <text:p text:style-name="Standard"/>
      <text:p text:style-name="Standard">Wrote the matlab function <text:span text:style-name="T1">correlation_test.m</text:span> to calculate the correlation field for two renanalysis files. This can be tested against </text:p>
      <text:p text:style-name="Standard"><text:soft-page-break/></text:p>
      <text:p text:style-name="Standard">cdo -b 32 timecor file1 file2 </text:p>
      <text:p text:style-name="Standard"/>
      <text:p text:style-name="Standard">Tested both methods with the files SST.nc and pres.sfc.mon.mean.nc and they gave the same results. <text:span text:style-name="T4">Need to re-check this</text:span>.</text:p>
      <text:p text:style-name="Standard"/>
      <text:p text:style-name="Standard"/>
      <text:p text:style-name="P1">SYNOPTIC TYPING</text:p>
      <text:p text:style-name="P1"/>
      <text:p text:style-name="P2">Wrote awk script <text:span text:style-name="T1">high_rainfall_days.sh</text:span> to filter the daily mundrabilla rain for days with summer rainfall exceeding 5mm. Currently only considering measurements that have been quality checked. Between 1979 and 2016 there are 180 odd such days. The time stamp refers to the measurement made at 9am of that day, of the previous 24hrs of rain.<text:line-break/><text:line-break/>For 1999-present, can find archived synoptic charts at: <text:a xlink:type="simple" xlink:href="http://www.bom.gov.au/australia/charts/archive/">http://www.bom.gov.au/australia/charts/archive/</text:a></text:p>
      <text:p text:style-name="P2"/>
      <text:p text:style-name="P2">radar loops at Eucla, which is near Mundrabilla:</text:p>
      <text:p text:style-name="P2">http://www.theweatherchaser.com/radar-loop/IDR453-eucla</text:p>
      <text:p text:style-name="P2"/>
      <text:p text:style-name="P2">satellite imagery:</text:p>
      <text:p text:style-name="P2"><text:a xlink:type="simple" xlink:href="http://www.australiasevereweather.com/links/ozsatpic.htm">http://www.australiasevereweather.com/links/ozsatpic.htm</text:a></text:p>
      <text:p text:style-name="P2"><text:a xlink:type="simple" xlink:href="http://www.ncdc.noaa.gov/gibbs/">http://www.ncdc.noaa.gov/gibbs/</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7:23:52.593395923</meta:creation-date>
    <dc:date>2016-04-04T20:22:53</dc:date>
    <meta:editing-duration>PT56M33S</meta:editing-duration>
    <meta:editing-cycles>45</meta:editing-cycles>
    <meta:generator>LibreOffice/3.5$Linux_x86 LibreOffice_project/350m1$Build-2</meta:generator>
    <meta:document-statistic meta:table-count="0" meta:image-count="0" meta:object-count="0" meta:page-count="3" meta:paragraph-count="52" meta:word-count="722" meta:character-count="5266" meta:non-whitespace-character-count="4548"/>
  </office:meta>
</office:document-meta>
</file>